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Noto Sans" svg:font-family="'Noto San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5pt" style:font-size-asian="15pt" style:font-size-complex="15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474747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474747" style:font-name="Google Sans" fo:font-size="12pt" fo:letter-spacing="normal" fo:font-style="normal" fo:font-weight="normal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variant="normal" fo:text-transform="none" fo:color="#474747" style:font-name="Google Sans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74747" style:font-name="Google Sans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474747" style:font-name="Google Sans" fo:letter-spacing="normal" fo:font-style="normal" fo:font-weight="normal"/>
    </style:style>
    <style:style style:name="T6" style:family="text">
      <style:text-properties fo:font-variant="normal" fo:text-transform="none" fo:color="#474747" fo:letter-spacing="normal"/>
    </style:style>
    <style:style style:name="T7" style:family="text">
      <style:text-properties fo:font-variant="normal" fo:text-transform="none" fo:color="#040c28" style:font-name="Google Sans" fo:font-size="12pt" fo:letter-spacing="normal" fo:font-style="normal" fo:font-weight="bold" fo:background-color="#d3e3fd"/>
    </style:style>
    <style:style style:name="T8" style:family="text">
      <style:text-properties fo:font-variant="normal" fo:text-transform="none" fo:color="#040c28" style:font-name="Google Sans" fo:font-size="12pt" fo:letter-spacing="normal" fo:font-style="normal" fo:font-weight="bold" fo:background-color="#d3e3f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variant="normal" fo:text-transform="none" fo:color="#040c28" style:font-name="Google Sans" fo:font-size="12pt" fo:letter-spacing="normal" fo:font-style="normal" fo:font-weight="bold" fo:background-color="#d3e3fd" style:font-weight-asian="bold" style:font-weight-complex="bold"/>
    </style:style>
    <style:style style:name="T10" style:family="text">
      <style:text-properties fo:font-variant="normal" fo:text-transform="none" fo:color="#040c28" style:font-name="Google Sans" fo:font-size="12pt" fo:letter-spacing="normal" fo:font-style="normal" fo:background-color="#d3e3fd"/>
    </style:style>
    <style:style style:name="T11" style:family="text">
      <style:text-properties fo:font-variant="normal" fo:text-transform="none" fo:color="#040c28" style:font-name="Google Sans" fo:font-size="12pt" fo:letter-spacing="normal" fo:font-style="normal" fo:font-weight="normal" fo:background-color="#d3e3fd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40c28" style:font-name="Google Sans" fo:font-size="12pt" fo:letter-spacing="normal" fo:font-style="normal" fo:font-weight="normal" fo:background-color="#d3e3fd" style:font-weight-asian="normal" style:font-weight-complex="normal"/>
    </style:style>
    <style:style style:name="T13" style:family="text">
      <style:text-properties fo:font-variant="normal" fo:text-transform="none" fo:color="#040c28" style:font-name="Google Sans" fo:letter-spacing="normal" fo:font-style="normal" fo:font-weight="bold" fo:background-color="#d3e3fd"/>
    </style:style>
    <style:style style:name="T14" style:family="text">
      <style:text-properties fo:font-variant="normal" fo:text-transform="none" fo:color="#040c28" style:font-name="Google Sans" fo:letter-spacing="normal" fo:font-style="normal" fo:font-weight="normal" fo:background-color="#d3e3fd" style:font-weight-asian="normal" style:font-weight-complex="normal"/>
    </style:style>
    <style:style style:name="T15" style:family="text">
      <style:text-properties fo:font-variant="normal" fo:text-transform="none" fo:color="#333333" style:font-name="Noto Sans" fo:letter-spacing="normal" fo:font-style="normal" fo:font-weight="normal"/>
    </style:style>
    <style:style style:name="T16" style:family="text">
      <style:text-properties fo:font-variant="normal" fo:text-transform="none" fo:color="#1f1f1f" style:font-name="Google Sans" fo:letter-spacing="normal" fo:font-style="normal"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study of Bali</text:p>
      <text:p text:style-name="P1"/>
      <text:p text:style-name="P3"><text:span text:style-name="T5">Tourism is the </text:span><text:span text:style-name="T14">key</text:span><text:span text:style-name="T13"> </text:span><text:span text:style-name="T14">source</text:span><text:span text:style-name="T13"> </text:span><text:span text:style-name="T14">of</text:span><text:span text:style-name="T13"> </text:span><text:span text:style-name="T14">income</text:span><text:span text:style-name="T13"> </text:span><text:span text:style-name="T5">for the Balinese people, with a whopping 80% of the island's population relying on tourism for their income.</text:span> <text:span text:style-name="T5">he contribution of Bali's foreign exchange tourism to the national economy in 2019 was IDR 75 trillion. </text:span><text:span text:style-name="T15">The G-20 conference in 2022, which be followed by foreign tourist visits to Bali, have a positive influence on Bali's economic growth.</text:span> Reasons behind increase in tourism in bali are :<text:span text:style-name="T16">Supporting Local Communities:</text:span><text:span text:style-name="T14">Choosing eco-friendly accommodations and engaging with local businesses</text:span><text:span text:style-name="T16">helps in promoting sustainable tourism. Understanding and respecting local customs enhances the cultural exchange and ensures a harmonious experience for both visitors and residents</text:span> </text:p>
      <text:p text:style-name="P3"/>
      <text:p text:style-name="P4">Case study of Dubai</text:p>
      <text:p text:style-name="P4"/>
      <text:p text:style-name="P2"><text:span text:style-name="T2">Dubai is </text:span><text:span text:style-name="T11">one of the world's leading tourism destinations</text:span><text:span text:style-name="T2">, and tourism in Dubai is a major source of revenue. </text:span><text:span text:style-name="T1">Most of Dubai's GDP (over 95%) is non-oil-based. So far, </text:span><text:span text:style-name="T12">oil has accounted for less than 1% of Dubai's GDP and tourism to produce 20% of the GDP</text:span><text:span text:style-name="T3">.</text:span><text:span text:style-name="T17"> </text:span><text:span text:style-name="T1">Dubai has witnessed exponential growth in its tourism industry over the last decade. This is mainly due to the city's strategic location, world-class infrastructure, and a range of attractions that appeal to a wide variety of tourists worldwide.</text:span> </text:p>
      <text:p text:style-name="P2"/>
      <text:p text:style-name="P5">By these two case study we can know the importance of Tourism in any country and its impact on the country,s G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Noto Sans" svg:font-family="'Noto San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m abhilekh agrawal</meta:initial-creator>
    <meta:creation-date>2024-04-29T09:47:05.99</meta:creation-date>
    <meta:document-statistic meta:table-count="0" meta:image-count="0" meta:object-count="0" meta:page-count="1" meta:paragraph-count="5" meta:word-count="220" meta:character-count="1364"/>
    <dc:date>2024-04-29T10:20:41.28</dc:date>
    <dc:creator>om abhilekh agrawal</dc:creator>
    <meta:editing-duration>PT2M55S</meta:editing-duration>
    <meta:editing-cycles>1</meta:editing-cycles>
    <meta:generator>OpenOffice/4.1.10$Win32 OpenOffice.org_project/4110m2$Build-9807</meta:generator>
  </office:meta>
</office:document-meta>
</file>